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2pt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8.36083333333333cm" style:use-optimal-column-width="true"/>
    </style:style>
    <style:style style:name="co3" style:family="table-column">
      <style:table-column-properties fo:break-before="auto" style:column-width="11.3418055555556cm" style:use-optimal-column-width="true"/>
    </style:style>
    <style:style style:name="co4" style:family="table-column">
      <style:table-column-properties fo:break-before="auto" style:column-width="18.0445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s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0"/>
        <table:table-column table:style-name="co4" table:default-cell-style-name="ce1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ection</text:p>
          </table:table-cell>
          <table:table-cell office:value-type="string" table:style-name="ce3">
            <text:p>Case</text:p>
          </table:table-cell>
          <table:table-cell office:value-type="string" table:style-name="ce4">
            <text:p>Steps</text:p>
          </table:table-cell>
          <table:table-cell office:value-type="string" table:style-name="ce5">
            <text:p>Expected Outcome</text:p>
          </table:table-cell>
          <table:table-cell table:number-columns-repeated="16380" table:style-name="ce6"/>
        </table:table-row>
        <table:table-row table:style-name="ro1">
          <table:table-cell office:value-type="string" table:number-columns-spanned="1" table:number-rows-spanned="4" table:style-name="ce14">
            <text:p>DoB</text:p>
          </table:table-cell>
          <table:table-cell office:value-type="string" table:style-name="ce7">
            <text:p>Only numerical date values are accepted</text:p>
          </table:table-cell>
          <table:table-cell office:value-type="string" table:style-name="ce8">
            <text:p>Attempt to type in symbols and alphabetical characters in the field</text:p>
          </table:table-cell>
          <table:table-cell office:value-type="string" table:style-name="ce9">
            <text:p>These characters should not be accepted as valid inputs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Younger than 18 years</text:p>
          </table:table-cell>
          <table:table-cell office:value-type="string" table:style-name="ce8">
            <text:p>Enter a date such that the age is less than 18 years</text:p>
          </table:table-cell>
          <table:table-cell office:value-type="string" table:style-name="ce9">
            <text:p>This should be an invalid entry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Exactly 18 years</text:p>
          </table:table-cell>
          <table:table-cell office:value-type="string" table:style-name="ce8">
            <text:p>Enter the date that will exactly match 18 years of age</text:p>
          </table:table-cell>
          <table:table-cell office:value-type="string" table:style-name="ce9">
            <text:p>This should be a valid entry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Over 18 years</text:p>
          </table:table-cell>
          <table:table-cell office:value-type="string" table:style-name="ce8">
            <text:p>Enter a date such that the age is more than 18 years</text:p>
          </table:table-cell>
          <table:table-cell office:value-type="string" table:style-name="ce9">
            <text:p>This should be a valid entry</text:p>
          </table:table-cell>
          <table:table-cell table:number-columns-repeated="16380" table:style-name="ce6"/>
        </table:table-row>
        <table:table-row table:style-name="ro1">
          <table:table-cell office:value-type="string" table:number-columns-spanned="1" table:number-rows-spanned="15" table:style-name="ce14">
            <text:p>Login Form</text:p>
          </table:table-cell>
          <table:table-cell office:value-type="string" table:style-name="ce7">
            <text:p>Happy path</text:p>
          </table:table-cell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number-columns-spanned="1" table:number-rows-spanned="3" table:style-name="ce15">
            <text:p>Excess of 5 attempts</text:p>
          </table:table-cell>
          <table:table-cell office:value-type="string" table:style-name="ce10">
            <text:p>Fail the login form 5 times</text:p>
          </table:table-cell>
          <table:table-cell office:value-type="string" table:style-name="ce11">
            <text:p>Form should deny further attempts and alert the user via email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Reset attempts via email</text:p>
          </table:table-cell>
          <table:table-cell office:value-type="string" table:style-name="ce11">
            <text:p>Form should be accessible for another 5 attempts</text:p>
          </table:table-cell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number-columns-spanned="1" table:number-rows-spanned="2" table:style-name="ce15">
            <text:p>5th attempt success</text:p>
          </table:table-cell>
          <table:table-cell office:value-type="string" table:style-name="ce10">
            <text:p>Fail the login form 4 time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number-columns-spanned="1" table:number-rows-spanned="5" table:style-name="ce15">
            <text:p>Excess of 5 attempts (split instances)</text:p>
          </table:table-cell>
          <table:table-cell office:value-type="string" table:style-name="ce10">
            <text:p>Fail the login form 3 time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Enter the correct credential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Log out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Failt the login form 3 time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number-columns-spanned="1" table:number-rows-spanned="4" table:style-name="ce15">
            <text:p>Excess of 5 attempts (time interval)</text:p>
          </table:table-cell>
          <table:table-cell office:value-type="string" table:style-name="ce10">
            <text:p>Fail the login form 4 time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Revisit after 2 hours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10">
            <text:p>Fail the login form 1 time</text:p>
          </table:table-cell>
          <table:table-cell table:style-name="ce11"/>
          <table:table-cell table:number-columns-repeated="16380"/>
        </table:table-row>
        <table:table-row table:style-name="ro1">
          <table:covered-table-cell/>
          <table:covered-table-cell/>
          <table:table-cell office:value-type="string" table:style-name="ce8">
            <text:p>Enter the correct credentials</text:p>
          </table:table-cell>
          <table:table-cell office:value-type="string" table:style-name="ce9">
            <text:p>Form should allow the user to submit and proceed</text:p>
          </table:table-cell>
          <table:table-cell table:number-columns-repeated="16380" table:style-name="ce6"/>
        </table:table-row>
        <table:table-row table:style-name="ro1">
          <table:table-cell office:value-type="string" table:number-columns-spanned="1" table:number-rows-spanned="10" table:style-name="ce14">
            <text:p>Discount Offer</text:p>
          </table:table-cell>
          <table:table-cell office:value-type="string" table:style-name="ce7">
            <text:p>Existing customer, No Loyalty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0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Existing customer, Loyalty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10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Existing customer, No Loyalty,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20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Existing customer, Loyalty,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30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New Customer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15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New Customer, Loyalty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25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New Customer,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35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New Customer, Loyalty,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nsure 45% discount is appli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Identical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rror should show up identifying the issue, checkout is halted until a valid coupon/no coupon is submitted</text:p>
          </table:table-cell>
          <table:table-cell table:number-columns-repeated="16380" table:style-name="ce6"/>
        </table:table-row>
        <table:table-row table:style-name="ro1">
          <table:covered-table-cell/>
          <table:table-cell office:value-type="string" table:style-name="ce7">
            <text:p>Invalid Coupon</text:p>
          </table:table-cell>
          <table:table-cell office:value-type="string" table:style-name="ce8">
            <text:p>Proceed to checkout with items in cart</text:p>
          </table:table-cell>
          <table:table-cell office:value-type="string" table:style-name="ce9">
            <text:p>Error should show up identifying the issue, checkout is halted until a valid coupon/no coupon is submitted</text:p>
          </table:table-cell>
          <table:table-cell table:number-columns-repeated="16380" table:style-name="ce6"/>
        </table:table-row>
        <table:table-row table:number-rows-repeated="1048546" table:style-name="ro2">
          <table:table-cell table:number-columns-repeated="16384"/>
        </table:table-row>
      </table:table>
      <table:table table:name="Runs" table:style-name="ta2">
        <table:table-column table:style-name="co5" table:number-columns-repeated="16384" table:default-cell-style-name="ce1"/>
        <table:table-row table:style-name="ro2">
          <table:table-cell office:value-type="string" table:style-name="ce1">
            <text:p>Runs should be made per device type (mobile, desktop, tablet), and OS for features related to data entry on the front-end, and form-filling flow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Runs can be made more limited when testing for cases related to authorisation, form errors based on BE response, checkout confirmations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Assumptions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Ian Saliba</meta:initial-creator>
    <dc:creator>Ian Saliba</dc:creator>
    <meta:creation-date>2023-03-24T12:46:51Z</meta:creation-date>
    <dc:date>2023-03-25T09:35:55Z</dc:date>
  </office:meta>
</office:document-meta>
</file>